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957cm" svg:x="6.8cm" svg:y="1.6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4cm" svg:height="1.9cm" svg:x="11.396cm" svg:y="1.6cm">
          <text:p text:style-name="P1">Input/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39cm" svg:height="1.8cm" svg:x="17cm" svg:y="1.5cm">
          <text:p text:style-name="P1">Deci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1cm" svg:height="1.9cm" svg:x="22.4cm" svg:y="1.6cm">
          <text:p text:style-name="P1">Storag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1" draw:layer="layout" svg:width="4.6cm" svg:height="2cm" svg:x="1.3cm" svg:y="1.6cm">
          <text:p text:style-name="P1">Start/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3:17:20.752000000</meta:creation-date>
    <dc:date>2014-11-26T10:59:33.281000000</dc:date>
    <meta:editing-duration>P0D</meta:editing-duration>
    <meta:editing-cycles>3</meta:editing-cycles>
    <meta:generator>LibreOffice/4.2.5.2$Windows_x86 LibreOffice_project/61cb170a04bb1f12e77c884eab9192be736ec5f5</meta:generator>
    <meta:document-statistic meta:object-count="5"/>
  </office:meta>
</office:document-meta>
</file>